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5.215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2.548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12cm" fo:min-width="3.43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351cm" svg:height="1.673cm" svg:x="6.825cm" svg:y="1.889cm">
          <draw:text-box>
            <text:p text:style-name="P1">Numerically Controlled Oscillator</text:p>
          </draw:text-box>
        </draw:frame>
        <draw:connector draw:style-name="gr2" draw:text-style-name="P3" draw:layer="layout" draw:type="curve" svg:x1="10.854cm" svg:y1="10.017cm" svg:x2="17.567cm" svg:y2="9.648cm" draw:start-shape="id1" draw:start-glue-point="1" draw:end-shape="id2" draw:end-glue-point="3" svg:d="M10854 10017c5034 0 1678-369 6713-369" svg:viewBox="0 0 6714 370">
          <text:p/>
        </draw:connector>
        <draw:custom-shape draw:style-name="gr3" draw:text-style-name="P3" xml:id="id4" draw:id="id4" draw:layer="layout" svg:width="5.715cm" svg:height="0.762cm" svg:x="6.917cm" svg:y="8.493cm">
          <text:p text:style-name="P1">+ frequency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048cm" svg:height="0.762cm" svg:x="17.567cm" svg:y="9.267cm">
          <text:p text:style-name="P1">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3.048cm" svg:height="0.762cm" svg:x="17.51cm" svg:y="10.271cm">
          <text:p text:style-name="P1">-s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10.854cm" svg:y1="10.017cm" svg:x2="17.51cm" svg:y2="10.652cm" draw:start-shape="id1" draw:start-glue-point="1" draw:end-shape="id3" draw:end-glue-point="3" svg:d="M10854 10017c4992 0 1664 635 6656 635" svg:viewBox="0 0 6657 636">
          <text:p/>
        </draw:connector>
        <draw:custom-shape draw:style-name="gr5" draw:text-style-name="P3" xml:id="id1" draw:id="id1" draw:layer="layout" svg:width="3.937cm" svg:height="0.762cm" svg:x="6.917cm" svg:y="9.636cm">
          <text:p text:style-name="P1">accumulat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0.854cm" svg:y1="10.017cm" svg:x2="12.632cm" svg:y2="8.874cm" draw:start-shape="id1" draw:start-glue-point="1" draw:end-shape="id4" draw:end-glue-point="1" svg:d="M10854 10017c3442 0 2553-1143 1778-1143" svg:viewBox="0 0 2490 1144">
          <text:p/>
        </draw:connector>
        <draw:connector draw:style-name="gr2" draw:text-style-name="P3" draw:layer="layout" draw:type="curve" svg:x1="6.917cm" svg:y1="8.874cm" svg:x2="6.917cm" svg:y2="10.017cm" draw:start-shape="id4" draw:start-glue-point="3" draw:end-shape="id1" draw:end-glue-point="3" svg:d="M6917 8874c-778 0-778 1143 0 1143" svg:viewBox="0 0 584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7-01-03T19:28:22.127678675</dc:date>
    <meta:editing-duration>PT20M1S</meta:editing-duration>
    <meta:editing-cycles>5</meta:editing-cycles>
    <meta:generator>LibreOffice/5.0.3.2$Linux_X86_64 LibreOffice_project/00m0$Build-2</meta:generator>
    <dc:creator>Jon </dc:creator>
    <meta:document-statistic meta:object-count="9"/>
  </office:meta>
</office:document-meta>
</file>